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72pt" style:font-size-asian="63pt" style:font-size-complex="72pt"/>
    </style:style>
    <style:style style:name="P2" style:family="paragraph" style:parent-style-name="Standard">
      <style:paragraph-properties fo:text-align="center" style:justify-single-word="false"/>
      <style:text-properties fo:font-size="72pt" officeooo:rsid="0008e6f7" officeooo:paragraph-rsid="0008e6f7" style:font-size-asian="63pt" style:font-size-complex="72pt"/>
    </style:style>
    <style:style style:name="P3" style:family="paragraph" style:parent-style-name="Standard">
      <style:paragraph-properties fo:text-align="start" style:justify-single-word="false"/>
      <style:text-properties fo:font-size="12pt" officeooo:rsid="0008e6f7" officeooo:paragraph-rsid="0008e6f7" style:font-size-asian="10.5pt" style:font-size-complex="12pt"/>
    </style:style>
    <style:style style:name="P4" style:family="paragraph" style:parent-style-name="Standard">
      <style:paragraph-properties fo:text-align="center" style:justify-single-word="false"/>
      <style:text-properties fo:font-size="12pt" officeooo:rsid="0008e6f7" officeooo:paragraph-rsid="0008e6f7" style:font-size-asian="10.5pt" style:font-size-complex="12pt"/>
    </style:style>
    <style:style style:name="P5" style:family="paragraph" style:parent-style-name="Standard">
      <style:paragraph-properties fo:text-align="start" style:justify-single-word="false"/>
      <style:text-properties fo:font-size="12pt" officeooo:rsid="000add0b" officeooo:paragraph-rsid="000add0b"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Table</text:p>
      <text:p text:style-name="P2"/>
      <text:p text:style-name="P2"/>
      <text:p text:style-name="P2"/>
      <text:p text:style-name="P2"/>
      <text:p text:style-name="P3"/>
      <text:p text:style-name="P4"><text:soft-page-break/>Programmer Manual</text:p>
      <text:p text:style-name="P4">Table</text:p>
      <text:p text:style-name="P3">1.<text:tab/>Problem Description</text:p>
      <text:p text:style-name="P3"><text:tab/>The Table class consists of a mapping function (for details see the Mappings programmer manual) which maps key value pairs to an appropriate index in the Table and stores them in an array. These pairs can then be looked up later for fast access. This table with the mapping function is used to run a lock simulation program (for details see the overall program's programmer manual).</text:p>
      <text:p text:style-name="P3"/>
      <text:p text:style-name="P3">2.<text:tab/>Class Table</text:p>
      <text:p text:style-name="P3"/>
      <text:p text:style-name="P3"><text:tab/>Private data members:</text:p>
      <text:p text:style-name="P3"><text:tab/><text:tab/>int tableSize<text:tab/><text:tab/><text:tab/><text:tab/><text:tab/>the amount of data the table can hold</text:p>
      <text:p text:style-name="P3"><text:tab/><text:tab/>Pair* the_table<text:tab/><text:tab/><text:tab/><text:tab/>the pairs inserted into the Table</text:p>
      <text:p text:style-name="P3"/>
      <text:p text:style-name="P3"><text:tab/>Private member functions:</text:p>
      <text:p text:style-name="P3"><text:tab/><text:tab/>int (*Mapping)<text:tab/><text:tab/><text:tab/><text:tab/>mapping function to assign locations to a <text:tab/><text:tab/><text:tab/><text:tab/><text:tab/><text:tab/><text:tab/><text:tab/><text:tab/>pair</text:p>
      <text:p text:style-name="P3"/>
      <text:p text:style-name="P3"><text:tab/>Public member functions:</text:p>
      <text:p text:style-name="P3"><text:tab/><text:tab/>Table<text:tab/><text:tab/><text:tab/><text:tab/><text:tab/><text:tab/>constructor for a table object</text:p>
      <text:p text:style-name="P3"><text:tab/><text:tab/>Table<text:tab/><text:tab/><text:tab/><text:tab/><text:tab/><text:tab/>copy constructor for a table object</text:p>
      <text:p text:style-name="P3"><text:tab/><text:tab/>print<text:tab/><text:tab/><text:tab/><text:tab/><text:tab/><text:tab/>prints the data in the table</text:p>
      <text:p text:style-name="P3"><text:tab/><text:tab/>insert<text:tab/><text:tab/><text:tab/><text:tab/><text:tab/><text:tab/>inserts a pair into the table</text:p>
      <text:p text:style-name="P3"><text:tab/><text:tab/>remove<text:tab/><text:tab/><text:tab/><text:tab/><text:tab/>removes a pair from the table</text:p>
      <text:p text:style-name="P3"><text:tab/><text:tab/>lookUp<text:tab/><text:tab/><text:tab/><text:tab/><text:tab/>tries to find a given pair in the table</text:p>
      <text:p text:style-name="P3"><text:tab/><text:tab/>operator=<text:tab/><text:tab/><text:tab/><text:tab/><text:tab/>overloaded equality operator</text:p>
      <text:p text:style-name="P3"><text:tab/><text:tab/>empty<text:tab/><text:tab/><text:tab/><text:tab/><text:tab/><text:tab/>determines if a table has no data in it</text:p>
      <text:p text:style-name="P3"><text:tab/><text:tab/>full<text:tab/><text:tab/><text:tab/><text:tab/><text:tab/><text:tab/>determines if a table can hold no more data</text:p>
      <text:p text:style-name="P3"><text:tab/><text:tab/>size<text:tab/><text:tab/><text:tab/><text:tab/><text:tab/><text:tab/>returns the amount of data in the table</text:p>
      <text:p text:style-name="P3"><text:tab/><text:tab/>isIn<text:tab/><text:tab/><text:tab/><text:tab/><text:tab/><text:tab/>determines whether a given pair is in the <text:tab/><text:tab/><text:tab/><text:tab/><text:tab/><text:tab/><text:tab/><text:tab/><text:tab/>table</text:p>
      <text:p text:style-name="P3"><text:tab/><text:tab/>loadTable<text:tab/><text:tab/><text:tab/><text:tab/><text:tab/>reads data from a file into the table</text:p>
      <text:p text:style-name="P3"><text:tab/><text:tab/>lock<text:tab/><text:tab/><text:tab/><text:tab/><text:tab/><text:tab/>runs a lock simulation using tables to look <text:tab/><text:tab/><text:tab/><text:tab/><text:tab/><text:tab/><text:tab/><text:tab/><text:tab/>up states in a finite state machine</text:p>
      <text:p text:style-name="P3"/>
      <text:p text:style-name="P3">3.<text:tab/>High Level Program Solution</text:p>
      <text:p text:style-name="P3"/>
      <text:p text:style-name="P3">Table<text:tab/>constructor</text:p>
      <text:p text:style-name="P3"><text:tab/>sets the mapping function to the function defined in Mapping.h</text:p>
      <text:p text:style-name="P3"><text:tab/>sets the table size</text:p>
      <text:p text:style-name="P3"><text:tab/>creates an array of pairs</text:p>
      <text:p text:style-name="P3"><text:tab/>initializes all of the pairs in the array to empty</text:p>
      <text:p text:style-name="P3"/>
      <text:p text:style-name="P3">Table<text:tab/>copy constructor</text:p>
      <text:p text:style-name="P3"><text:tab/>sets the argument table to the current table</text:p>
      <text:p text:style-name="P3"/>
      <text:p text:style-name="P3"/>
      <text:p text:style-name="P3"/>
      <text:p text:style-name="P3"/>
      <text:p text:style-name="P3"><text:soft-page-break/>empty</text:p>
      <text:p text:style-name="P3"><text:tab/>looks through each index location in the table</text:p>
      <text:p text:style-name="P3"><text:tab/>if one of the pairs is not empty, the table is not empty</text:p>
      <text:p text:style-name="P3"><text:tab/>otherwise it is empty</text:p>
      <text:p text:style-name="P3"/>
      <text:p text:style-name="P3">operator=</text:p>
      <text:p text:style-name="P3"><text:tab/>sets the argument table's mapping function and table size to the current table</text:p>
      <text:p text:style-name="P3"><text:tab/>creates an array of pairs the same size as the current table</text:p>
      <text:p text:style-name="P3"><text:tab/>copies all of the pairs in the current table to the argument table</text:p>
      <text:p text:style-name="P3"/>
      <text:p text:style-name="P3">full</text:p>
      <text:p text:style-name="P3"><text:tab/>looks through each index location in the table</text:p>
      <text:p text:style-name="P3"><text:tab/>if one of the pairs is empty, the table is not full</text:p>
      <text:p text:style-name="P3"><text:tab/>otherwise it is full</text:p>
      <text:p text:style-name="P3"/>
      <text:p text:style-name="P5">size</text:p>
      <text:p text:style-name="P5"><text:tab/>sets the size to 0</text:p>
      <text:p text:style-name="P5"><text:tab/>looks through each index location in the table</text:p>
      <text:p text:style-name="P5"><text:tab/>if that location is not empty, increment the size</text:p>
      <text:p text:style-name="P5"><text:tab/>return the final size of the table</text:p>
      <text:p text:style-name="P5"/>
      <text:p text:style-name="P5">isIn</text:p>
      <text:p text:style-name="P5"><text:tab/>set the index value to the location of the passed in key using the mapping function</text:p>
      <text:p text:style-name="P5"><text:tab/>if that key is in the table, the key has been found</text:p>
      <text:p text:style-name="P5"><text:tab/>otherwise return -1</text:p>
      <text:p text:style-name="P5"/>
      <text:p text:style-name="P5">insert</text:p>
      <text:p text:style-name="P5"><text:tab/>look up the given pair and if that location is unavailable, return false</text:p>
      <text:p text:style-name="P5"><text:tab/>if the table is full, return false</text:p>
      <text:p text:style-name="P5"><text:tab/>set the index to the given pair using the mapping function</text:p>
      <text:p text:style-name="P5"><text:tab/>if that index location is available, put that pair into that location and return true</text:p>
      <text:p text:style-name="P5"><text:tab/>otherwise a pair already exists in that location and return false</text:p>
      <text:p text:style-name="P5"/>
      <text:p text:style-name="P5">remove</text:p>
      <text:p text:style-name="P5"><text:tab/>if the table is empty, return false</text:p>
      <text:p text:style-name="P5"><text:tab/>find the key to remove</text:p>
      <text:p text:style-name="P5"><text:tab/>set the index location of that pair to empty and return true</text:p>
      <text:p text:style-name="P5"><text:tab/>otherwise the pair was not found and return false</text:p>
      <text:p text:style-name="P5"/>
      <text:p text:style-name="P5">print</text:p>
      <text:p text:style-name="P5"><text:tab/>loops through each index location in the table</text:p>
      <text:p text:style-name="P5"><text:tab/>print out the data in each pair</text:p>
      <text:p text:style-name="P5"/>
      <text:p text:style-name="P5"><text:s/>loadTable</text:p>
      <text:p text:style-name="P5"><text:tab/>open up a file to get the data from</text:p>
      <text:p text:style-name="P5"><text:tab/>put each piece of data into the correct part of a pair</text:p>
      <text:p text:style-name="P5"><text:tab/>insert this pair into the table</text:p>
      <text:p text:style-name="P5"/>
      <text:p text:style-name="P5"/>
      <text:p text:style-name="P5"><text:soft-page-break/>lock</text:p>
      <text:p text:style-name="P5"><text:tab/>set the initial state to nke</text:p>
      <text:p text:style-name="P5"><text:tab/>prompt the user to input the password</text:p>
      <text:p text:style-name="P5"><text:tab/>make a pair out of the input character and the state given by the table</text:p>
      <text:p text:style-name="P5"><text:tab/>continue until 4 characters have been successfully entered</text:p>
      <text:p text:style-name="P5"><text:tab/>if the password was incorrect and the number of attempts is less than 3, prompt for the <text:tab/><text:tab/><text:tab/><text:tab/>password again</text:p>
      <text:p text:style-name="P5"><text:tab/>if the password was incorrect and the number of attempts is 3, sound the alarm and exit</text:p>
      <text:p text:style-name="P5"><text:tab/>if the password was correct, unlock</text:p>
      <text:p text:style-name="P3"><text:tab/></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01:37:55.299000000</meta:creation-date>
    <dc:date>2019-05-07T02:05:05.629000000</dc:date>
    <meta:editing-duration>PT10M9S</meta:editing-duration>
    <meta:editing-cycles>1</meta:editing-cycles>
    <meta:document-statistic meta:table-count="0" meta:image-count="0" meta:object-count="0" meta:page-count="4" meta:paragraph-count="81" meta:word-count="639" meta:character-count="3609" meta:non-whitespace-character-count="2868"/>
    <meta:generator>LibreOffice/4.4.4.3$Windows_x86 LibreOffice_project/2c39ebcf046445232b798108aa8a7e7d89552ea8</meta:generator>
  </office:meta>
</office:document-meta>
</file>